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167in" table:align="left"/>
    </style:style>
    <style:style style:name="Table1.A" style:family="table-column">
      <style:table-column-properties style:column-width="5.1167in"/>
    </style:style>
    <style:style style:name="Table1.A1" style:family="table-cell">
      <style:table-cell-properties style:vertical-align="middle"/>
    </style:style>
    <style:style style:name="Table2" style:family="table">
      <style:table-properties style:width="5.7118in" table:align="left"/>
    </style:style>
    <style:style style:name="Table2.A" style:family="table-column">
      <style:table-column-properties style:column-width="5.7118in"/>
    </style:style>
    <style:style style:name="Table2.A1" style:family="table-cell">
      <style:table-cell-properties style:vertical-align="middle"/>
    </style:style>
    <style:style style:name="P1" style:family="paragraph" style:parent-style-name="Standard">
      <style:paragraph-properties fo:text-align="center" style:justify-single-word="false"/>
      <style:text-properties officeooo:rsid="0016f58d" officeooo:paragraph-rsid="0016f58d"/>
    </style:style>
    <style:style style:name="P2" style:family="paragraph" style:parent-style-name="Standard">
      <style:paragraph-properties fo:text-align="end" style:justify-single-word="false"/>
      <style:text-properties officeooo:rsid="0016f58d" officeooo:paragraph-rsid="0016f58d"/>
    </style:style>
    <style:style style:name="P3" style:family="paragraph" style:parent-style-name="Standard">
      <style:paragraph-properties fo:text-align="end" style:justify-single-word="false"/>
      <style:text-properties officeooo:rsid="001a1b0c" officeooo:paragraph-rsid="001a1b0c"/>
    </style:style>
    <style:style style:name="P4" style:family="paragraph" style:parent-style-name="Standard">
      <style:paragraph-properties fo:text-align="end" style:justify-single-word="false"/>
      <style:text-properties officeooo:rsid="001b77a8" officeooo:paragraph-rsid="001b77a8"/>
    </style:style>
    <style:style style:name="P5" style:family="paragraph" style:parent-style-name="Standard">
      <style:paragraph-properties fo:text-align="end" style:justify-single-word="false"/>
      <style:text-properties officeooo:rsid="001b77a8" officeooo:paragraph-rsid="0020d663"/>
    </style:style>
    <style:style style:name="P6" style:family="paragraph" style:parent-style-name="Standard">
      <style:paragraph-properties fo:text-align="end" style:justify-single-word="false"/>
      <style:text-properties officeooo:rsid="001eb87e" officeooo:paragraph-rsid="001eb87e"/>
    </style:style>
    <style:style style:name="P7" style:family="paragraph" style:parent-style-name="Standard">
      <style:paragraph-properties fo:text-align="end" style:justify-single-word="false"/>
      <style:text-properties officeooo:rsid="001eb87e" officeooo:paragraph-rsid="001f48df"/>
    </style:style>
    <style:style style:name="P8" style:family="paragraph" style:parent-style-name="Standard">
      <style:paragraph-properties fo:text-align="end" style:justify-single-word="false"/>
      <style:text-properties officeooo:rsid="0020d663" officeooo:paragraph-rsid="0020d663"/>
    </style:style>
    <style:style style:name="P9" style:family="paragraph" style:parent-style-name="Standard">
      <style:paragraph-properties fo:text-align="end" style:justify-single-word="false"/>
      <style:text-properties officeooo:rsid="00221fa5" officeooo:paragraph-rsid="00221fa5"/>
    </style:style>
    <style:style style:name="P10" style:family="paragraph" style:parent-style-name="Standard">
      <style:paragraph-properties fo:text-align="end" style:justify-single-word="false"/>
      <style:text-properties officeooo:rsid="0022d02e" officeooo:paragraph-rsid="0022d02e"/>
    </style:style>
    <style:style style:name="P11" style:family="paragraph" style:parent-style-name="Standard">
      <style:paragraph-properties fo:text-align="end" style:justify-single-word="false"/>
      <style:text-properties officeooo:rsid="0025a1f4" officeooo:paragraph-rsid="0025a1f4"/>
    </style:style>
    <style:style style:name="P12" style:family="paragraph" style:parent-style-name="Standard">
      <style:paragraph-properties fo:text-align="end" style:justify-single-word="false"/>
      <style:text-properties officeooo:rsid="0026d98f" officeooo:paragraph-rsid="0026d98f"/>
    </style:style>
    <style:style style:name="P13" style:family="paragraph" style:parent-style-name="Standard">
      <style:paragraph-properties fo:text-align="end" style:justify-single-word="false"/>
      <style:text-properties officeooo:rsid="002761b5" officeooo:paragraph-rsid="002761b5"/>
    </style:style>
    <style:style style:name="P14" style:family="paragraph" style:parent-style-name="Standard">
      <style:paragraph-properties fo:text-align="end" style:justify-single-word="false"/>
      <style:text-properties officeooo:rsid="00295643" officeooo:paragraph-rsid="00295643"/>
    </style:style>
    <style:style style:name="P15" style:family="paragraph" style:parent-style-name="Standard">
      <style:paragraph-properties fo:text-align="end" style:justify-single-word="false"/>
      <style:text-properties officeooo:rsid="002ae556" officeooo:paragraph-rsid="002ae556"/>
    </style:style>
    <style:style style:name="P16" style:family="paragraph" style:parent-style-name="Standard">
      <style:paragraph-properties fo:text-align="end" style:justify-single-word="false"/>
      <style:text-properties officeooo:rsid="002e7b57" officeooo:paragraph-rsid="002ae556"/>
    </style:style>
    <style:style style:name="P17" style:family="paragraph" style:parent-style-name="Standard">
      <style:paragraph-properties fo:text-align="end" style:justify-single-word="false"/>
      <style:text-properties officeooo:rsid="002e7b57" officeooo:paragraph-rsid="002e7b57"/>
    </style:style>
    <style:style style:name="P18" style:family="paragraph" style:parent-style-name="Standard">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style>
    <style:style style:name="P20" style:family="paragraph" style:parent-style-name="Preformatted_20_Text">
      <style:paragraph-properties fo:margin-top="0in" fo:margin-bottom="0.1965in" loext:contextual-spacing="false"/>
      <style:text-properties officeooo:paragraph-rsid="001a1b0c"/>
    </style:style>
    <style:style style:name="P21" style:family="paragraph" style:parent-style-name="Standard">
      <style:paragraph-properties fo:text-align="end" style:justify-single-word="false"/>
      <style:text-properties officeooo:rsid="0026d98f" officeooo:paragraph-rsid="0026d98f"/>
    </style:style>
    <style:style style:name="P22" style:family="paragraph" style:parent-style-name="Standard">
      <style:paragraph-properties fo:text-align="end" style:justify-single-word="false"/>
      <style:text-properties officeooo:rsid="002f0d55" officeooo:paragraph-rsid="002f0d55"/>
    </style:style>
    <style:style style:name="P23" style:family="paragraph" style:parent-style-name="Standard">
      <style:paragraph-properties fo:text-align="end" style:justify-single-word="false"/>
      <style:text-properties officeooo:rsid="003052f5" officeooo:paragraph-rsid="003052f5"/>
    </style:style>
    <style:style style:name="P24" style:family="paragraph" style:parent-style-name="Standard">
      <style:paragraph-properties fo:text-align="end" style:justify-single-word="false"/>
      <style:text-properties officeooo:rsid="00316614" officeooo:paragraph-rsid="00316614"/>
    </style:style>
    <style:style style:name="T1" style:family="text">
      <style:text-properties officeooo:rsid="001a1b0c"/>
    </style:style>
    <style:style style:name="T2" style:family="text">
      <style:text-properties fo:font-weight="bold"/>
    </style:style>
    <style:style style:name="T3" style:family="text">
      <style:text-properties officeooo:rsid="001cfa2e"/>
    </style:style>
    <style:style style:name="T4" style:family="text">
      <style:text-properties officeooo:rsid="00221854"/>
    </style:style>
    <style:style style:name="T5" style:family="text">
      <style:text-properties officeooo:rsid="0024c281"/>
    </style:style>
    <style:style style:name="T6" style:family="text">
      <style:text-properties officeooo:rsid="002f0d55"/>
    </style:style>
    <style:style style:name="T7" style:family="text">
      <style:text-properties officeooo:rsid="00316614"/>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کسری خلفی</text:p>
      <text:p text:style-name="P1"/>
      <text:p text:style-name="P1"/>
      <text:p text:style-name="P1">9523038</text:p>
      <text:p text:style-name="P1"/>
      <text:p text:style-name="P1"/>
      <text:p text:style-name="P1"/>
      <text:p text:style-name="P1">تمرین سری 5 برنامه سازی پیشرفته</text:p>
      <text:p text:style-name="P1"/>
      <text:p text:style-name="P1"/>
      <text:p text:style-name="P1"/>
      <text:p text:style-name="P1">دکتر امیر جهانشاهی </text:p>
      <text:p text:style-name="P1"/>
      <text:p text:style-name="P1"/>
      <text:p text:style-name="P1"/>
      <text:p text:style-name="P1"/>
      <text:p text:style-name="P1">دانشگاه صنعتی امیرکبیر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سوال یک</text:p>
      <text:p text:style-name="P2"/>
      <text:p text:style-name="P2"/>
      <text:p text:style-name="P2"/>
      <text:p text:style-name="P2">سوال دو</text:p>
      <text:p text:style-name="P3">از استار ارگ یا همان روش تابعی با ورودی های * زمانی استفاده میشود که ما در یک متغیری چند ورودی داشته باشیم و بخواهیم انها را به تابعمان بفرستیم به عبارتی به جای یک ورودی به تابع چندین ورودی داشته باشیم . به مثال زیر توجه کنیم</text:p>
      <text:p text:style-name="P3"/>
      <text:p text:style-name="P3"/>
      <text:section text:style-name="Sect1" text:name="highlighter_598344">
        <table:table table:name="Table1" table:style-name="Table1">
          <table:table-column table:style-name="Table1.A"/>
          <table:table-row>
            <table:table-cell table:style-name="Table1.A1" office:value-type="string">
              <text:p text:style-name="Table_20_Contents"><text:span text:style-name="Source_20_Text"># Python program to illustrate  </text:span></text:p>
              <text:p text:style-name="Table_20_Contents"><text:span text:style-name="Source_20_Text"># *args with first extra argument </text:span></text:p>
              <text:p text:style-name="Table_20_Contents"><text:span text:style-name="Source_20_Text">def</text:span> <text:span text:style-name="Source_20_Text">myFun(arg1, *argv): </text:span></text:p>
              <text:p text:style-name="Table_20_Contents"><text:span text:style-name="Source_20_Text">    print</text:span> <text:span text:style-name="Source_20_Text">("First argument :", arg1) </text:span></text:p>
              <text:p text:style-name="Table_20_Contents"><text:span text:style-name="Source_20_Text">    for</text:span> <text:span text:style-name="Source_20_Text">arg in</text:span> <text:span text:style-name="Source_20_Text">argv: </text:span></text:p>
              <text:p text:style-name="Table_20_Contents"><text:span text:style-name="Source_20_Text">        print("Next argument through *argv :", arg) </text:span></text:p>
              <text:p text:style-name="Table_20_Contents"><text:span text:style-name="Source_20_Text"> </text:span> </text:p>
              <text:p text:style-name="Table_20_Contents"><text:span text:style-name="Source_20_Text">myFun('Hello', 'Welcome', 'to', '</text:span><text:span text:style-name="Source_20_Text"><text:span text:style-name="T1">Kasra’s</text:span></text:span><text:span text:style-name="Source_20_Text">' , ’</text:span><text:span text:style-name="Source_20_Text"><text:span text:style-name="T1">HW’</text:span></text:span><text:span text:style-name="Source_20_Text">) </text:span></text:p>
            </table:table-cell>
          </table:table-row>
        </table:table>
      </text:section>
      <text:p text:style-name="P18"><text:span text:style-name="T2">Output:</text:span> </text:p>
      <text:p text:style-name="Preformatted_20_Text">First argument : Hello</text:p>
      <text:p text:style-name="Preformatted_20_Text"/>
      <text:p text:style-name="Preformatted_20_Text">Next argument through *argv : Welcome</text:p>
      <text:p text:style-name="Preformatted_20_Text"/>
      <text:p text:style-name="Preformatted_20_Text">Next argument through *argv : to</text:p>
      <text:p text:style-name="Preformatted_20_Text"/>
      <text:p text:style-name="P20">Next argument through *argv : <text:span text:style-name="T1">Kasra’s</text:span></text:p>
      <text:p text:style-name="P20">Next argument through *argv : <text:span text:style-name="T1">HW</text:span></text:p>
      <text:p text:style-name="P4"/>
      <text:p text:style-name="P4">از روش دبل استار یا همان تابعی با ورودی ** زمانی استفاده میشود که برای متغیر اسمی هم بخواهیم در نظر بگیریم و به تابع بفرستیم مثلا میتواند مثل دیکشنری باشد که کیورد را به مقدار ولیو مپ میکند برا مثال به مثال زیر توجه کنیم </text:p>
      <text:p text:style-name="P4"/>
      <text:p text:style-name="P4"/>
      <text:section text:style-name="Sect1" text:name="highlighter_351393">
        <table:table table:name="Table2" table:style-name="Table2">
          <table:table-column table:style-name="Table2.A"/>
          <table:table-row>
            <table:table-cell table:style-name="Table2.A1" office:value-type="string">
              <text:p text:style-name="Table_20_Contents"><text:span text:style-name="Source_20_Text">def</text:span> <text:span text:style-name="Source_20_Text">myFun(arg1, **kwargs):  </text:span></text:p>
              <text:p text:style-name="Table_20_Contents"><text:span text:style-name="Source_20_Text">    for</text:span> <text:span text:style-name="Source_20_Text">key, value in</text:span> <text:span text:style-name="Source_20_Text">kwargs.items(): </text:span></text:p>
              <text:p text:style-name="Table_20_Contents"><text:span text:style-name="Source_20_Text">        print</text:span> <text:span text:style-name="Source_20_Text">("%s == %s"</text:span> <text:span text:style-name="Source_20_Text">%(key, value)) </text:span></text:p>
              <text:p text:style-name="Table_20_Contents"><text:span text:style-name="Source_20_Text"> </text:span> </text:p>
              <text:p text:style-name="Table_20_Contents"><text:span text:style-name="Source_20_Text"># Driver code </text:span></text:p>
              <text:p text:style-name="Table_20_Contents"><text:span text:style-name="Source_20_Text">myFun("Hi", first ='</text:span><text:span text:style-name="Source_20_Text"><text:span text:style-name="T3">Welcome</text:span></text:span><text:span text:style-name="Source_20_Text">', mid ='</text:span><text:span text:style-name="Source_20_Text"><text:span text:style-name="T3">To</text:span></text:span><text:span text:style-name="Source_20_Text">', <text:s text:c="13"/>last='</text:span><text:span text:style-name="Source_20_Text"><text:span text:style-name="T3">Amirkabir</text:span></text:span><text:span text:style-name="Source_20_Text">')     </text:span></text:p>
            </table:table-cell>
          </table:table-row>
        </table:table>
      </text:section>
      <text:p text:style-name="P18"><text:span text:style-name="T2">Output:</text:span> </text:p>
      <text:p text:style-name="Preformatted_20_Text">last == <text:span text:style-name="T3">Amirkabir</text:span></text:p>
      <text:p text:style-name="Preformatted_20_Text">mid == <text:span text:style-name="T3">To</text:span></text:p>
      <text:p text:style-name="P19">first == <text:span text:style-name="T3">Welcome</text:span></text:p>
      <text:p text:style-name="P6">اولی همان دیکشنری است که حروف الفبا را به اعداد یک تا پنج به ترتیب چاپ میکند</text:p>
      <text:p text:style-name="P6">دومی همان اعداد بین صفر تا نه را به ترتیب چاپ میکند</text:p>
      <text:p text:style-name="P6">سومی باید اعداد بین یک تا پنج را چاپ کند بدین ترتیب که چک میکند که کدام متغیری از دومی در اولی هم هست که تنها اعداد یک تا پنج این ویژگی را دارند</text:p>
      <text:p text:style-name="P6">چهارمی تنها اعداد دیکشنری اولی یاد شده را چاپ میکند و دیگر الفبایش را چاپ نمیکند</text:p>
      <text:p text:style-name="P7"><text:soft-page-break/>پنجمی هم ارایه ای دو بعدی چاپ میکند بدین ترتیب که ارایه ی اولش برابر است با اعداد صفر تا نه و ارایه ی دومش برابر است با توان دوم اعداد صفر تا نه</text:p>
      <text:p text:style-name="P8">کد چاپ هم در تمرین موجود است</text:p>
      <text:p text:style-name="P5"/>
      <text:p text:style-name="P5"><text:span text:style-name="T4">سوال چهار</text:span> </text:p>
      <text:p text:style-name="P5"/>
      <text:p text:style-name="P9">ابتدا تابعی تعریف میکنیم که ببیمیم داخل دایره است یا نه برای این کار کافی است مجموع توان دو این دو عدد کوچکتر مساوی یک باشد</text:p>
      <text:p text:style-name="P10">برای به دست اوردن مقدار پی مقادیر رندوم بین یک و منفی یک تولید میکنیم و چک میکنیم که داخل دایره است یا نه اگه بود کانتر یدونه اضافه میشه سپس کل مقادیر نیز با کانتر جدا محاسبه میشود </text:p>
      <text:p text:style-name="P10">تقسیم کانتر اولی به دومی برابر است با <text:span text:style-name="T5">پی چهارم که برای تابع فایند یک حلقه با مقدار بزرگ نوشته شد در صورتی که تقسیم دو کانتر با خطای یک درصد بود کلا از کانتر بیرون میاید و مقدار حلقه های اجرا شده و نسبت این تقسیم را نمایش میدهد</text:span></text:p>
      <text:p text:style-name="P10"/>
      <text:p text:style-name="P10"/>
      <text:p text:style-name="P11">سوال پنج</text:p>
      <text:p text:style-name="P11"/>
      <text:p text:style-name="P12">این سوال هم فقط باید طرز استفاده از سیستم عامل یا همان او اس را بلد بودیم که به کمک توابع این کتابخانه به راحتی میتوان هم فولدر ایجاد کرد و هم میتوان دایرکتری ایجاد کرد</text:p>
      <text:p text:style-name="P12">همچنین میتوان برای پاک کردن و برای یافتن نیز استفاده کرد که خود دکتر هم سر کلاس این روش رو جلو بردند و فولدر را ایجاد کرده و پاک کردند!!</text:p>
      <text:p text:style-name="P12"/>
      <text:p text:style-name="P12">سوال شش</text:p>
      <text:p text:style-name="P12"/>
      <text:p text:style-name="P12">این سوال هم باید کد داده شده ی سی را تبدیل میکردیم به کد پاییتون. <text:span text:style-name="T6">قسمت کلاسش که برای تبدیل از سی به پایتون کار اسانی بود و فقط اول تابع هارو عوض کردیم به صورت کلی</text:span></text:p>
      <text:p text:style-name="P22">همچنین مین هم شبیه بود تقریبا و با کمک اپوک تایم سرعت کد را اندازه گرفتیم</text:p>
      <text:p text:style-name="P13">زمان اجرای سی به مراتب بهتر و کمتر از سرعت پایتون میباشد!</text:p>
      <text:p text:style-name="P13"/>
      <text:p text:style-name="P13"/>
      <text:p text:style-name="P14">سوال هفت</text:p>
      <text:p text:style-name="P14"/>
      <text:p text:style-name="P14">سوال هفتم هم همان لیست کامپرهنشن بود که فقط در این کدی که من زدم عدد اول را ارایه ی صفر در نظر میگیرد به عبارتی اولی را صفر گرفته و شروع به خواندن میکند و اند میکند با اینکه ایا این ارایه خودش بر شش نیز بخش پذیر است یا خیر</text:p>
      <text:p text:style-name="P14"/>
      <text:p text:style-name="P15">سوال کیوت!!</text:p>
      <text:p text:style-name="P15"/>
      <text:p text:style-name="P15">این سوال را من به جای استفاده از کیوت دیزاینر من اومدم و کللل کد هارو دستی وارد کردم و به معنی واقعی کلمه پدرم در اومد :////</text:p>
      <text:p text:style-name="P15">و کلی وقت به نوعی تلف کردم سر این :(</text:p>
      <text:p text:style-name="P23">همچنین دیتا بیس را به صورت یک فایل پایتون مجزا تعریف کردم ولی نمیشد از ان در فایل اصلیم استفاده شود!!</text:p>
      <text:p text:style-name="P23">همچنین نحوه ی <text:span text:style-name="T7">این که چطور از دکمه ی رجیستر کلیک کردن به صفحه ی جدید دوم برسیم هم نشد ولی دو تا صفحه رو تعریف کردم</text:span></text:p>
      <text:p text:style-name="P24">همجنین برای خروج یک قابلیت گذاشتم که بپرسه ایا میخواهیم واقعا خارج شویم یا نه</text:p>
      <text:p text:style-name="P15"/>
      <text:p text:style-name="P15"/>
      <text:p text:style-name="P15"/>
      <text:p text:style-name="P16"/>
      <text:p text:style-name="P17"/>
      <text:p text:style-name="P17"><text:a xlink:type="simple" xlink:href="https://github.com/kasrakhalafi/AP_HW5" text:style-name="Internet_20_link" text:visited-style-name="Visited_20_Internet_20_Link">https://github.com/kasrakhalafi/AP_HW5</text:a> <text:s text:c="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50:04.351106216</meta:creation-date>
    <dc:date>2019-06-01T00:29:18.952059960</dc:date>
    <meta:editing-duration>PT1H54M3S</meta:editing-duration>
    <meta:editing-cycles>20</meta:editing-cycles>
    <meta:generator>LibreOffice/5.1.6.2$Linux_X86_64 LibreOffice_project/10m0$Build-2</meta:generator>
    <meta:document-statistic meta:table-count="2" meta:image-count="0" meta:object-count="0" meta:page-count="3" meta:paragraph-count="59" meta:word-count="740" meta:character-count="3665" meta:non-whitespace-character-count="2869"/>
  </office:meta>
</office:document-meta>
</file>